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officeooo:rsid="001ff50d" officeooo:paragraph-rsid="001ff50d"/>
    </style:style>
    <style:style style:name="P2" style:family="paragraph" style:parent-style-name="Standard">
      <style:text-properties officeooo:rsid="001ff50d" officeooo:paragraph-rsid="002154af"/>
    </style:style>
    <style:style style:name="P3" style:family="paragraph" style:parent-style-name="Standard">
      <style:text-properties officeooo:rsid="001ff50d" officeooo:paragraph-rsid="00226c75"/>
    </style:style>
    <style:style style:name="P4" style:family="paragraph" style:parent-style-name="Standard">
      <style:text-properties officeooo:rsid="001ff50d" officeooo:paragraph-rsid="00238aeb"/>
    </style:style>
    <style:style style:name="P5" style:family="paragraph" style:parent-style-name="Standard">
      <style:text-properties officeooo:rsid="001ff50d" officeooo:paragraph-rsid="00253e99"/>
    </style:style>
    <style:style style:name="P6" style:family="paragraph" style:parent-style-name="Standard">
      <style:text-properties officeooo:paragraph-rsid="001ff50d"/>
    </style:style>
    <style:style style:name="P7" style:family="paragraph" style:parent-style-name="Standard">
      <style:text-properties fo:color="#3faf46" loext:opacity="100%" officeooo:rsid="001ff50d" officeooo:paragraph-rsid="00226c75"/>
    </style:style>
    <style:style style:name="P8" style:family="paragraph" style:parent-style-name="Standard">
      <style:text-properties fo:color="#3faf46" loext:opacity="100%" officeooo:rsid="001ff50d" officeooo:paragraph-rsid="002154af"/>
    </style:style>
    <style:style style:name="P9" style:family="paragraph" style:parent-style-name="Standard">
      <style:text-properties style:use-window-font-color="true" loext:opacity="0%" officeooo:rsid="001ff50d" officeooo:paragraph-rsid="00238aeb"/>
    </style:style>
    <style:style style:name="P10" style:family="paragraph" style:parent-style-name="Standard">
      <style:text-properties fo:color="#81aca6" loext:opacity="100%" officeooo:rsid="001ff50d" officeooo:paragraph-rsid="00238aeb"/>
    </style:style>
    <style:style style:name="P11" style:family="paragraph" style:parent-style-name="Standard">
      <style:text-properties fo:color="#81aca6" loext:opacity="100%" officeooo:rsid="001ff50d" officeooo:paragraph-rsid="00253e99"/>
    </style:style>
    <style:style style:name="P12" style:family="paragraph" style:parent-style-name="Standard">
      <style:paragraph-properties style:writing-mode="lr-tb"/>
      <style:text-properties fo:color="#81aca6" loext:opacity="100%" officeooo:paragraph-rsid="00253e99"/>
    </style:style>
    <style:style style:name="P13" style:family="paragraph" style:parent-style-name="Standard">
      <style:paragraph-properties style:writing-mode="lr-tb"/>
      <style:text-properties fo:color="#81aca6" loext:opacity="100%" officeooo:paragraph-rsid="0025d81a"/>
    </style:style>
    <style:style style:name="P14" style:family="paragraph" style:parent-style-name="Standard">
      <style:paragraph-properties style:writing-mode="lr-tb"/>
      <style:text-properties officeooo:paragraph-rsid="00253e99"/>
    </style:style>
    <style:style style:name="P15" style:family="paragraph" style:parent-style-name="Standard">
      <style:paragraph-properties style:writing-mode="lr-tb"/>
      <style:text-properties officeooo:paragraph-rsid="0025d81a"/>
    </style:style>
    <style:style style:name="P16" style:family="paragraph" style:parent-style-name="Standard">
      <style:paragraph-properties style:writing-mode="lr-tb"/>
      <style:text-properties officeooo:paragraph-rsid="0027a900"/>
    </style:style>
    <style:style style:name="T1" style:family="text">
      <style:text-properties officeooo:rsid="001ff50d"/>
    </style:style>
    <style:style style:name="T2" style:family="text">
      <style:text-properties style:font-name="sans-serif"/>
    </style:style>
    <style:style style:name="T3" style:family="text">
      <style:text-properties style:font-name="monospace"/>
    </style:style>
    <style:style style:name="T4" style:family="text">
      <style:text-properties fo:color="#3faf46" loext:opacity="100%"/>
    </style:style>
    <style:style style:name="T5" style:family="text">
      <style:text-properties fo:color="#3faf46" loext:opacity="100%" style:font-name="sans-serif"/>
    </style:style>
    <style:style style:name="T6" style:family="text">
      <style:text-properties fo:color="#81aca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REQUETTES BDD EXO <text:s/></text:span>Formaliser des requêtes SQL <text:span text:style-name="T1">ncode</text:span></text:p>
      <text:p text:style-name="P1"><text:s/></text:p>
      <text:p text:style-name="P1"/>
      <text:p text:style-name="P1">ex 8 _<text:span text:style-name="T2">8.</text:span> <text:span text:style-name="T2">Afficher le nom et le prénom des employés dont le nom est</text:span><text:line-break/><text:span text:style-name="T2">alphabétiquement antérieur au prénom.</text:span></text:p>
      <text:p text:style-name="P1"/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COMMERCIAL` WHERE nom&lt;prenom; </text:span></text:p>
      <text:p text:style-name="P1"/>
      <text:p text:style-name="P1"/>
      <text:p text:style-name="P1"><text:bookmark text:name="page65R_mcid5"/><text:line-break/>ex 8 _<text:span text:style-name="T2">9.</text:span> <text:span text:style-name="T2">Afficher le nom, le salaire et le numéro du département des employés</text:span><text:line-break/><text:span text:style-name="T2">dont le titre est «</text:span> <text:span text:style-name="T3">Représentant</text:span> <text:span text:style-name="T2">», le numéro de département est</text:span> <text:span text:style-name="T3">35</text:span> <text:span text:style-name="T2">et</text:span><text:line-break/><text:span text:style-name="T2">le salaire est supérieur à</text:span> <text:span text:style-name="T3">20000</text:span><text:span text:style-name="T2">.</text:span></text:p>
      <text:p text:style-name="P1"/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PRODUIT` join CATEGORIE on CATEGORIE.idCat = PRODUIT.idCat WHERE `prxHT`&gt;=100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RODUIT.idCat = 4; </text:span></text:p>
      <text:p text:style-name="P1"><text:span text:style-name="Source_20_Text"/></text:p>
      <text:p text:style-name="P1"/>
      <text:p text:style-name="P1"><text:bookmark text:name="page65R_mcid6"/><text:line-break/>ex 8 _<text:span text:style-name="T2">10.Afficher le nom, le titre et le salaire des employés dont le titre est</text:span><text:line-break/><text:span text:style-name="T2">«</text:span> <text:span text:style-name="T3">Représentant</text:span> <text:span text:style-name="T2">» ou dont le titre est «</text:span> <text:span text:style-name="T3">Président</text:span> <text:span text:style-name="T2">».</text:span></text:p>
      <text:p text:style-name="P1"/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PRODUIT` join CATEGORIE on CATEGORIE.idCat = PRODUIT.idCat WHERE `prxHT`&gt;=100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(PRODUIT.idCat = 4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PRODUIT.idCat=12); </text:span></text:p>
      <text:p text:style-name="P1"><text:bookmark text:name="page65R_mcid9"/><text:line-break/>ex 8 _<text:span text:style-name="T2">13.Afficher le nom, et le salaire des employés dont le salaire est compris</text:span><text:line-break/><text:span text:style-name="T2">entre</text:span> <text:span text:style-name="T3">20000</text:span> <text:span text:style-name="T2">et</text:span> <text:span text:style-name="T3">30000</text:span><text:span text:style-name="T2">.</text:span></text:p>
      <text:p text:style-name="P1"/>
      <text:p text:style-name="P1">SELECT * FROM `PRODUIT` </text:p>
      <text:p text:style-name="P1">join CATEGORIE on CATEGORIE.idCat = PRODUIT.idCat</text:p>
      <text:p text:style-name="P1">WHERE `prxHT`&gt;=50 <text:s/>and prxHT&lt;=100</text:p>
      <text:p text:style-name="P1"/>
      <text:p text:style-name="P1">OU </text:p>
      <text:p text:style-name="P1"/>
      <text:p text:style-name="P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PRODUIT` join CATEGORIE on CATEGORIE.idCat = PRODUIT.idCat WHERE prxHT BETWEEN 50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100; </text:span></text:p>
      <text:p text:style-name="P1"/>
      <text:p text:style-name="P1"/>
      <text:p text:style-name="P2"><text:bookmark text:name="undefined9"/><text:bookmark text:name="page193R_mcid0"/><text:span text:style-name="T2">III</text:span><text:bookmark text:name="page193R_mcid1"/> <text:span text:style-name="T2">LES BESOINS D’AFFICHAGE</text:span></text:p>
      <text:p text:style-name="P2"/>
      <text:p text:style-name="P8"><text:span text:style-name="T2">1.</text:span><text:bookmark text:name="page193R_mcid3"/> <text:span text:style-name="T2">Quelles sont les commandes du fournisseur 09120 ?</text:span>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entcom` WHERE numfou = 09120; </text:span></text:p>
      <text:p text:style-name="P2"><text:span text:style-name="T2"/></text:p>
      <text:p text:style-name="P8"><text:span text:style-name="T2">3.</text:span><text:bookmark text:name="page193R_mcid8"/> <text:span text:style-name="T2">Afficher le nombre de commandes fournisseurs passées, et le nombre</text:span><text:bookmark text:name="page193R_mcid9"/><text:line-break/><text:span text:style-name="T2">de fournisseur concernés.</text:span></text:p>
      <text:p text:style-name="P8"/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umcom),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umfou) FROM `ligcom` join vente on vente.codart = ligcom.codart; </text:span></text:p>
      <text:p text:style-name="P2"/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umcom),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umfou) FROM `ligcom` join vente on vente.codart = ligcom.codart group by numfou; </text:span></text:p>
      <text:p text:style-name="P2"><text:soft-page-break/></text:p>
      <text:p text:style-name="P2"><text:span text:style-name="T2"/></text:p>
      <text:p text:style-name="P8"><text:span text:style-name="T2">4.</text:span><text:bookmark text:name="page193R_mcid11"/> <text:span text:style-name="T2">Editer les produits ayant un stock inférieur ou égal au stock d'alerte et</text:span><text:bookmark text:name="page193R_mcid12"/><text:line-break/><text:span text:style-name="T2">dont la quantité annuelle est inférieur est inférieure à 1000</text:span><text:bookmark text:name="page193R_mcid13"/><text:line-break/><text:span text:style-name="T2">(informations à fournir : n° produit, libellé produit, stock, stock actuel</text:span><text:bookmark text:name="page193R_mcid14"/><text:line-break/><text:span text:style-name="T2">d'alerte, quantité annuelle)</text:span></text:p>
      <text:p text:style-name="P2"><text:span text:style-name="T2"/>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produit` WHERE stkale&gt;=stkphy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qteann&lt;1000; </text:span></text:p>
      <text:p text:style-name="P2"><text:span text:style-name="Source_20_Text"/></text:p>
      <text:p text:style-name="P7"><text:span text:style-name="T2">5.</text:span><text:bookmark text:name="page193R_mcid16"/> <text:span text:style-name="T2">Quels sont les fournisseurs situés dans les départements</text:span> <text:span text:style-name="T2">75 78 92 77 ?</text:span><text:bookmark text:name="page193R_mcid17"/><text:line-break/><text:span text:style-name="T2">L’affichage (département, nom fournisseur) sera effectué par</text:span><text:bookmark text:name="page193R_mcid18"/><text:line-break/><text:span text:style-name="T2">département décroissant, puis par ordre alphabétique</text:span></text:p>
      <text:p text:style-name="P3"/>
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fou, posfou FROM `fournis` WHERE posfou </text:span><text:a xlink:type="simple" xlink:href="http://localhost/phpmyadmin/url.php?url=https://dev.mysql.com/doc/refman/8.0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75%'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posfou </text:span><text:a xlink:type="simple" xlink:href="http://localhost/phpmyadmin/url.php?url=https://dev.mysql.com/doc/refman/8.0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78%'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posfou </text:span><text:a xlink:type="simple" xlink:href="http://localhost/phpmyadmin/url.php?url=https://dev.mysql.com/doc/refman/8.0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92%' </text:span><text:a xlink:type="simple" xlink:href="http://localhost/phpmyadmin/url.php?url=https://dev.mysql.com/doc/refman/8.0/en/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posfou </text:span><text:a xlink:type="simple" xlink:href="http://localhost/phpmyadmin/url.php?url=https://dev.mysql.com/doc/refman/8.0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77%' ORDER by posfou desc , nomfou ASC; </text:span></text:p>
      <text:p text:style-name="P7"><text:span text:style-name="T2"/></text:p>
      <text:p text:style-name="P7"><text:span text:style-name="T2">6.</text:span><text:bookmark text:name="page193R_mcid20"/> <text:span text:style-name="T2">Quelles sont les commandes passées au mois de mars et avril</text:span><text:bookmark text:name="page193R_mcid21"/><text:bookmark text:name="page193R_mcid22"/> <text:span text:style-name="T2">?</text:span></text:p>
      <text:p text:style-name="P3"/>
      <text:p text:style-name="P3"><text:span text:style-name="T2">SELECT * FROM `entcom` WHERE MONTH(datcom)= 3 or MONTH(datcom)= 4</text:span></text:p>
      <text:p text:style-name="P4"><text:span text:style-name="T5">7.</text:span><text:bookmark text:name="page193R_mcid24"/><text:span text:style-name="T4"> </text:span><text:span text:style-name="T5">Quelles sont les commandes</text:span><text:bookmark text:name="page193R_mcid25"/><text:span text:style-name="T4"> </text:span><text:span text:style-name="T5">du jour</text:span><text:bookmark text:name="page193R_mcid26"/><text:span text:style-name="T4"> </text:span><text:span text:style-name="T5">qui ont des observations</text:span><text:bookmark text:name="page193R_mcid27"/><text:span text:style-name="T4"><text:line-break/></text:span><text:span text:style-name="T5">particulières ?</text:span></text:p>
      <text:p text:style-name="P4"><text:span text:style-name="T5"/></text:p>
      <text:p text:style-name="P9"><text:bookmark text:name="page193R_mcid28"/><text:span text:style-name="T2"><text:s/>SELECT * FROM entcom WHERE datcom = CURRENT_DATE and obscom != NULL </text:span></text:p>
      <text:p text:style-name="P4"><text:span text:style-name="T5"/></text:p>
      <text:p text:style-name="P10"><text:span text:style-name="T2">8.</text:span><text:bookmark text:name="page193R_mcid30"/> <text:span text:style-name="T2">Lister le total de chaque commande par total décroissant</text:span></text:p>
      <text:p text:style-name="P4"/>
      <text:p text:style-name="P4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(priuni*qtecde) as summ , numcom FROM `ligcom` GROUP by numcom ORDER by summ desc; </text:span></text:p>
      <text:p text:style-name="P4"><text:span text:style-name="Source_20_Text"/></text:p>
      <text:p text:style-name="P4"><text:span text:style-name="Source_20_Text"><text:span text:style-name="T6"/></text:span></text:p>
      <text:p text:style-name="P10"><text:span text:style-name="T2">9.</text:span><text:bookmark text:name="page193R_mcid33"/> <text:span text:style-name="T2">Lister les commandes dont le total est supérieur à 10 000€</text:span><text:bookmark text:name="page193R_mcid34"/><text:bookmark text:name="page193R_mcid35"/> <text:span text:style-name="T2">; on exclura</text:span><text:bookmark text:name="page193R_mcid36"/><text:line-break/><text:span text:style-name="T2">dans le calcul du total les articles commandés en quantité supérieure</text:span><text:bookmark text:name="page193R_mcid37"/><text:line-break/><text:span text:style-name="T2">ou égale à 1000.</text:span></text:p>
      <text:p text:style-name="P4"><text:span text:style-name="Source_20_Text"/></text:p>
      <text:p text:style-name="P4"><text:span text:style-name="Source_20_Text"/></text:p>
      <text:p text:style-name="P4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(priuni*`qtecde`) as summ , qtecde, numcom FROM `ligcom` GROUP by numcom HAVING summ&gt;10000 </text:span><text:a xlink:type="simple" xlink:href="http://localhost/phpmyadmin/url.php?url=https://dev.mysql.com/doc/refman/8.0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qtecde&gt;1000; </text:span></text:p>
      <text:p text:style-name="P4"><text:span text:style-name="Source_20_Text"/></text:p>
      <text:p text:style-name="P10"><text:span text:style-name="T2">10.</text:span><text:bookmark text:name="page193R_mcid40"/> <text:span text:style-name="T2">Lister les commandes par nom fournisseur</text:span></text:p>
      <text:p text:style-name="P10"><text:span text:style-name="T2"/></text:p>
      <text:p text:style-name="P4">SELECT * FROM ligcom as l </text:p>
      <text:p text:style-name="P4">JOIN vente as p on p.codart = l.codart</text:p>
      <text:p text:style-name="P4">JOIN fournis as f on f.numfou = p.numfou</text:p>
      <text:p text:style-name="P4">ORDER by f.numfou asc </text:p>
      <text:p text:style-name="P4"/>
      <text:p text:style-name="P4"/>
      <text:p text:style-name="P11"><text:span text:style-name="T2">11.</text:span><text:bookmark text:name="page193R_mcid43"/> <text:span text:style-name="T2">Sortir les produits des commandes ayant le mot "urgent' en</text:span><text:bookmark text:name="page193R_mcid44"/><text:line-break/><text:span text:style-name="T2">observation?</text:span></text:p>
      <text:p text:style-name="P11"/>
      <text:p text:style-name="P5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entcom` WHERE obscom </text:span><text:a xlink:type="simple" xlink:href="http://localhost/phpmyadmin/url.php?url=https://dev.mysql.com/doc/refman/8.0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'%urgent%'; </text:span></text:p>
      <text:p text:style-name="P5"><text:soft-page-break/></text:p>
      <text:p text:style-name="P5"><text:bookmark text:name="undefined8"/><text:line-break/></text:p>
      <text:p text:style-name="P12"><text:span text:style-name="T2">12.</text:span><text:bookmark text:name="page232R_mcid3"/> <text:span text:style-name="T2">Lister le nom des fournisseurs susceptibles de livrer au moins un article</text:span></text:p>
      <text:p text:style-name="P12"><text:span text:style-name="T2"/></text:p>
      <text:p text:style-name="P14">SELECT * <text:s/>FROm fournis <text:s/>as f</text:p>
      <text:p text:style-name="P14">JOIN entcom as e on e.`numfou` = f.numfou</text:p>
      <text:p text:style-name="P14">join ligcom as l on e.numcom = l.numcom</text:p>
      <text:p text:style-name="P14">where qteliv &gt; 0</text:p>
      <text:p text:style-name="P14"/>
      <text:p text:style-name="P14"/>
      <text:p text:style-name="P14"/>
      <text:p text:style-name="P13"><text:span text:style-name="T2">13.</text:span><text:bookmark text:name="page232R_mcid8"/> <text:span text:style-name="T2">Coder de 2 manières différentes la requête suivante</text:span><text:bookmark text:name="page232R_mcid10"/><text:bookmark text:name="page232R_mcid9"/><text:line-break/><text:span text:style-name="T2">Lister les commandes (Numéro et date) dont le fournisseur est celui de</text:span><text:bookmark text:name="page232R_mcid11"/><text:line-break/><text:span text:style-name="T2">la commande 70210</text:span><text:bookmark text:name="page232R_mcid12"/><text:bookmark text:name="page232R_mcid13"/> <text:span text:style-name="T2">:</text:span></text:p>
      <text:p text:style-name="P15"><text:span text:style-name="T2"/></text:p>
      <text:p text:style-name="P15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e.numcom,`datcom` , f.numfou FROm fournis as f JOIN entcom as e on e.`numfou` = f.numfou join ligcom as l on e.numcom = l.numcom where l.numcom = 70210; </text:span></text:p>
      <text:p text:style-name="P15"/>
      <text:p text:style-name="P15"/>
      <text:p text:style-name="P15"/>
      <text:p text:style-name="P16"><text:span text:style-name="T2">14.</text:span><text:bookmark text:name="page232R_mcid15"/> <text:span text:style-name="T2">Dans les articles susceptibles d’être vendus, lister les articles moins</text:span><text:bookmark text:name="page232R_mcid16"/><text:line-break/><text:span text:style-name="T2">chers (basés sur Prix1) que le moins cher des rubans (article dont le</text:span><text:bookmark text:name="page232R_mcid17"/><text:line-break/><text:span text:style-name="T2">premier caractère commence par R). On affichera le libellé de l’article</text:span><text:bookmark text:name="page232R_mcid18"/><text:line-break/><text:span text:style-name="T2">et prix1</text:span></text:p>
      <text:p text:style-name="P16"/>
      <text:p text:style-name="P16"/>
      <text:p text:style-name="P16"><text:span text:style-name="T2"/></text:p>
      <text:p text:style-name="P16"><text:span text:style-name="T2">15.</text:span><text:bookmark text:name="page232R_mcid20"/> <text:span text:style-name="T2">Editer la liste des fournisseurs susceptibles de livrer les produits</text:span><text:bookmark text:name="page232R_mcid21"/><text:line-break/><text:span text:style-name="T2">dont le stock est inférieur ou égal à 150 % du stock d'alerte. La liste est</text:span><text:bookmark text:name="page232R_mcid22"/><text:line-break/><text:span text:style-name="T2">triée par produit puis fournisseur</text:span></text:p>
      <text:p text:style-name="P16"><text:span text:style-name="T2"/></text:p>
      <text:p text:style-name="P16"><text:span text:style-name="T2">16.</text:span><text:bookmark text:name="page232R_mcid24"/> <text:span text:style-name="T2">Éditer la liste des fournisseurs susceptibles de livrer les produit dont</text:span><text:bookmark text:name="page232R_mcid25"/><text:line-break/><text:span text:style-name="T2">le stock est inférieur ou égal à 150 % du stock d'alerte et un délai de</text:span><text:bookmark text:name="page232R_mcid26"/><text:line-break/><text:span text:style-name="T2">livraison d'au plus 30 jours. La liste est triée par fournisseur puis</text:span><text:bookmark text:name="page232R_mcid27"/><text:line-break/><text:span text:style-name="T2">produit</text:span></text:p>
      <text:p text:style-name="P16"><text:span text:style-name="T2"/></text:p>
      <text:p text:style-name="P16"><text:span text:style-name="T2">17.</text:span><text:bookmark text:name="page232R_mcid29"/> <text:span text:style-name="T2">Avec le même type de sélection que ci-dessus, sortir un total des</text:span><text:bookmark text:name="page232R_mcid30"/><text:line-break/><text:span text:style-name="T2">stocks par fournisseur trié par total décroissant</text:span></text:p>
      <text:p text:style-name="P16"><text:span text:style-name="T2"/></text:p>
      <text:p text:style-name="P16"><text:span text:style-name="T2">18.</text:span><text:bookmark text:name="page232R_mcid32"/> <text:span text:style-name="T2">En fin d'année, sortir la liste des produits dont la quantité réellement</text:span><text:bookmark text:name="page232R_mcid33"/><text:line-break/><text:span text:style-name="T2">commandée dépasse 90% de la quantité annuelle prévue.</text:span></text:p>
      <text:p text:style-name="P16"><text:span text:style-name="T2"/></text:p>
      <text:p text:style-name="P16"><text:bookmark text:name="page232R_mcid34"/><text:line-break/><text:span text:style-name="T2">19.</text:span><text:bookmark text:name="page232R_mcid35"/> <text:span text:style-name="T2">Calculer le chiffre d'affaire par fournisseur pour l'année 93 sachant</text:span><text:bookmark text:name="page232R_mcid36"/><text:line-break/><text:span text:style-name="T2">que les prix indiqués sont hors taxes et que le taux de TVA est 20%.</text:span><text:bookmark text:name="page232R_mcid37"/><text:line-break/><text:span text:style-name="T2">/*</text:span><text:bookmark text:name="page232R_mcid38"/><text:line-break/><text:span text:style-name="T2">20.</text:span><text:bookmark text:name="page232R_mcid39"/> <text:span text:style-name="T2">Existe-t-il des lignes de commande non cohérentes avec les produits</text:span><text:bookmark text:name="page232R_mcid40"/><text:line-break/><text:span text:style-name="T2">vendus par les fournisseurs. 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0:00:35.702702522</meta:creation-date>
    <dc:date>2023-02-24T11:38:22.688036204</dc:date>
    <meta:editing-duration>PT16M25S</meta:editing-duration>
    <meta:editing-cycles>1</meta:editing-cycles>
    <meta:document-statistic meta:table-count="0" meta:image-count="0" meta:object-count="0" meta:page-count="3" meta:paragraph-count="53" meta:word-count="798" meta:character-count="4809" meta:non-whitespace-character-count="4033"/>
    <meta:generator>LibreOffice/7.3.7.2$Linux_X86_64 LibreOffice_project/30$Build-2</meta:generator>
  </office:meta>
</office:document-meta>
</file>